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2.089cm"/>
    </style:style>
    <style:style style:name="gr2" style:family="graphic" style:parent-style-name="standard">
      <style:graphic-properties draw:textarea-horizontal-align="justify" draw:textarea-vertical-align="middle" draw:auto-grow-height="false" fo:min-height="8.587cm" fo:min-width="1.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5.95cm" fo:min-width="1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none" draw:fill="none" fo:min-height="0.7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2.897cm" svg:height="12.339cm" svg:x="1.753cm" svg:y="0.486cm">
          <draw:text-box>
            <text:p>sdramCntl_inst_sd_intf_dq[0]</text:p>
            <text:p>sdramCntl_inst_sd_intf_dq[15]</text:p>
            <text:p/>
            <text:p>sdramCntl_inst_sd_intf_cs H13 -pullup yes</text:p>
            <text:p/>
            <text:p>sdramCntl_inst_sd_intf_addr[0] F13</text:p>
            <text:p>sdramCntl_inst_sd_intf_addr[12] G14</text:p>
            <text:p/>
            <text:p>sdramCntl_inst_sd_intf_cke G15 -pullup yes</text:p>
            <text:p>sdramCntl_inst_sd_intf_we J14</text:p>
            <text:p/>
            <text:p>sdramCntl_inst_sd_intf_dqml J13</text:p>
            <text:p>sdramCntl_inst_sd_intf_cas K15</text:p>
            <text:p>sdramCntl_inst_sd_intf_dqmh J15</text:p>
            <text:p>sdramCntl_inst_sd_intf_ras K16</text:p>
            <text:p>sdramCntl_inst_sd_intf_bs[0] H14 </text:p>
            <text:p>sdramCntl_inst_sd_intf_bs[1] G13</text:p>
          </draw:text-box>
        </draw:frame>
        <draw:custom-shape draw:style-name="gr2" draw:text-style-name="P2" draw:layer="layout" svg:width="2.4cm" svg:height="8.837cm" svg:x="19.4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4" draw:text-style-name="P2" draw:layer="layout" svg:width="2.4cm" svg:height="16.2cm" svg:x="12.7cm" svg:y="2.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02cm" svg:height="0.962cm" svg:x="9.2cm" svg:y="13.996cm">
          <draw:text-box>
            <text:p/>
          </draw:text-box>
        </draw:frame>
        <draw:g>
          <draw:line draw:style-name="gr6" draw:text-style-name="P5" draw:layer="layout" svg:x1="8.201cm" svg:y1="1.601cm" svg:x2="8.601cm" svg:y2="1.801cm">
            <text:p/>
          </draw:line>
          <draw:line draw:style-name="gr6" draw:text-style-name="P5" draw:layer="layout" svg:x1="8.601cm" svg:y1="1.801cm" svg:x2="8.201cm" svg:y2="2.001cm">
            <text:p/>
          </draw:line>
          <draw:line draw:style-name="gr6" draw:text-style-name="P5" draw:layer="layout" svg:x1="8.201cm" svg:y1="2.001cm" svg:x2="8.601cm" svg:y2="2.201cm">
            <text:p/>
          </draw:line>
          <draw:line draw:style-name="gr6" draw:text-style-name="P5" draw:layer="layout" svg:x1="8.201cm" svg:y1="2.401cm" svg:x2="8.601cm" svg:y2="2.601cm">
            <text:p/>
          </draw:line>
          <draw:line draw:style-name="gr6" draw:text-style-name="P5" draw:layer="layout" svg:x1="8.201cm" svg:y1="1.601cm" svg:x2="8.601cm" svg:y2="1.801cm">
            <text:p/>
          </draw:line>
          <draw:line draw:style-name="gr6" draw:text-style-name="P5" draw:layer="layout" svg:x1="8.601cm" svg:y1="2.201cm" svg:x2="8.201cm" svg:y2="2.401cm">
            <text:p/>
          </draw:line>
          <draw:line draw:style-name="gr6" draw:text-style-name="P5" draw:layer="layout" svg:x1="8.601cm" svg:y1="2.601cm" svg:x2="8.201cm" svg:y2="2.801cm">
            <text:p/>
          </draw:line>
          <draw:line draw:style-name="gr6" draw:text-style-name="P5" draw:layer="layout" svg:x1="8.201cm" svg:y1="1.601cm" svg:x2="8.201cm" svg:y2="1.201cm">
            <text:p/>
          </draw:line>
          <draw:line draw:style-name="gr6" draw:text-style-name="P5" draw:layer="layout" svg:x1="8.201cm" svg:y1="2.801cm" svg:x2="8.201cm" svg:y2="3.201cm">
            <text:p/>
          </draw:line>
          <draw:frame draw:style-name="gr5" draw:text-style-name="P4" draw:layer="layout" svg:width="0.502cm" svg:height="0.962cm" svg:x="8.001cm" svg:y="0.801cm">
            <draw:text-box>
              <text:p/>
            </draw:text-box>
          </draw:frame>
          <draw:frame draw:style-name="gr7" draw:text-style-name="P4" draw:layer="layout" svg:width="1.383cm" svg:height="0.962cm" svg:x="8.201cm" svg:y="0.801cm">
            <draw:text-box>
              <text:p>3.3</text:p>
            </draw:text-box>
          </draw:frame>
        </draw:g>
        <draw:g>
          <draw:line draw:style-name="gr6" draw:text-style-name="P5" draw:layer="layout" svg:x1="10.301cm" svg:y1="1.601cm" svg:x2="10.701cm" svg:y2="1.801cm">
            <text:p/>
          </draw:line>
          <draw:line draw:style-name="gr6" draw:text-style-name="P5" draw:layer="layout" svg:x1="10.701cm" svg:y1="1.801cm" svg:x2="10.301cm" svg:y2="2.001cm">
            <text:p/>
          </draw:line>
          <draw:line draw:style-name="gr6" draw:text-style-name="P5" draw:layer="layout" svg:x1="10.301cm" svg:y1="2.001cm" svg:x2="10.701cm" svg:y2="2.201cm">
            <text:p/>
          </draw:line>
          <draw:line draw:style-name="gr6" draw:text-style-name="P5" draw:layer="layout" svg:x1="10.301cm" svg:y1="2.401cm" svg:x2="10.701cm" svg:y2="2.601cm">
            <text:p/>
          </draw:line>
          <draw:line draw:style-name="gr6" draw:text-style-name="P5" draw:layer="layout" svg:x1="10.301cm" svg:y1="1.601cm" svg:x2="10.701cm" svg:y2="1.801cm">
            <text:p/>
          </draw:line>
          <draw:line draw:style-name="gr6" draw:text-style-name="P5" draw:layer="layout" svg:x1="10.701cm" svg:y1="2.201cm" svg:x2="10.301cm" svg:y2="2.401cm">
            <text:p/>
          </draw:line>
          <draw:line draw:style-name="gr6" draw:text-style-name="P5" draw:layer="layout" svg:x1="10.701cm" svg:y1="2.601cm" svg:x2="10.301cm" svg:y2="2.801cm">
            <text:p/>
          </draw:line>
          <draw:line draw:style-name="gr6" draw:text-style-name="P5" draw:layer="layout" svg:x1="10.301cm" svg:y1="1.601cm" svg:x2="10.301cm" svg:y2="1.201cm">
            <text:p/>
          </draw:line>
          <draw:line draw:style-name="gr6" draw:text-style-name="P5" draw:layer="layout" svg:x1="10.301cm" svg:y1="2.801cm" svg:x2="10.301cm" svg:y2="3.201cm">
            <text:p/>
          </draw:line>
          <draw:frame draw:style-name="gr5" draw:text-style-name="P4" draw:layer="layout" svg:width="0.502cm" svg:height="0.962cm" svg:x="10.101cm" svg:y="0.801cm">
            <draw:text-box>
              <text:p/>
            </draw:text-box>
          </draw:frame>
          <draw:frame draw:style-name="gr7" draw:text-style-name="P4" draw:layer="layout" svg:width="1.383cm" svg:height="0.962cm" svg:x="10.301cm" svg:y="0.801cm">
            <draw:text-box>
              <text:p>3.3</text:p>
            </draw:text-box>
          </draw:frame>
        </draw:g>
        <draw:line draw:style-name="gr6" draw:text-style-name="P5" draw:layer="layout" svg:x1="12.7cm" svg:y1="3.8cm" svg:x2="8.1cm" svg:y2="3.8cm">
          <text:p/>
        </draw:line>
        <draw:line draw:style-name="gr6" draw:text-style-name="P5" draw:layer="layout" svg:x1="12.7cm" svg:y1="4.6cm" svg:x2="10.2cm" svg:y2="4.6cm">
          <text:p/>
        </draw:line>
        <draw:frame draw:style-name="gr8" draw:text-style-name="P1" draw:layer="layout" svg:width="7.932cm" svg:height="0.963cm" svg:x="0.236cm" svg:y="3.271cm">
          <draw:text-box>
            <text:p>sdramCntl_inst_sd_intf_cs</text:p>
          </draw:text-box>
        </draw:frame>
        <draw:frame draw:style-name="gr8" draw:text-style-name="P1" draw:layer="layout" svg:width="8.283cm" svg:height="0.963cm" svg:x="1.561cm" svg:y="4.171cm">
          <draw:text-box>
            <text:p>sdramCntl_inst_sd_intf_cke</text:p>
          </draw:text-box>
        </draw:frame>
        <draw:line draw:style-name="gr6" draw:text-style-name="P5" draw:layer="layout" svg:x1="10.301cm" svg:y1="3.201cm" svg:x2="10.301cm" svg:y2="4.6cm">
          <text:p/>
        </draw:line>
        <draw:line draw:style-name="gr6" draw:text-style-name="P5" draw:layer="layout" svg:x1="8.201cm" svg:y1="3.201cm" svg:x2="8.201cm" svg:y2="3.8cm">
          <text:p/>
        </draw:line>
        <draw:frame draw:style-name="gr8" draw:text-style-name="P1" draw:layer="layout" svg:width="8.105cm" svg:height="0.963cm" svg:x="1.75cm" svg:y="5.271cm">
          <draw:text-box>
            <text:p>sdramCntl_inst_sd_intf_we</text:p>
          </draw:text-box>
        </draw:frame>
        <draw:line draw:style-name="gr6" draw:text-style-name="P5" draw:layer="layout" svg:x1="12.7cm" svg:y1="5.7cm" svg:x2="10.2cm" svg:y2="5.7cm">
          <text:p/>
        </draw:line>
        <draw:frame draw:style-name="gr7" draw:text-style-name="P4" draw:layer="layout" svg:width="8.283cm" svg:height="0.962cm" svg:x="1.9cm" svg:y="6.3cm">
          <draw:text-box>
            <text:p>sdramCntl_inst_sd_intf_cas</text:p>
          </draw:text-box>
        </draw:frame>
        <draw:line draw:style-name="gr6" draw:text-style-name="P5" draw:layer="layout" svg:x1="12.7cm" svg:y1="6.8cm" svg:x2="10.2cm" svg:y2="6.8cm">
          <text:p/>
        </draw:line>
        <draw:frame draw:style-name="gr9" draw:text-style-name="P4" draw:layer="layout" svg:width="0.2cm" svg:height="0.2cm" svg:x="20cm" svg:y="4.2cm">
          <draw:text-box>
            <text:p/>
          </draw:text-box>
        </draw:frame>
        <draw:frame draw:style-name="gr8" draw:text-style-name="P1" draw:layer="layout" svg:width="8.177cm" svg:height="0.963cm" svg:x="1.914cm" svg:y="7.271cm">
          <draw:text-box>
            <text:p>sdramCntl_inst_sd_intf_ras</text:p>
          </draw:text-box>
        </draw:frame>
        <draw:line draw:style-name="gr6" draw:text-style-name="P5" draw:layer="layout" svg:x1="12.7cm" svg:y1="7.8cm" svg:x2="10.2cm" svg:y2="7.8cm">
          <text:p/>
        </draw:line>
        <draw:frame draw:style-name="gr8" draw:text-style-name="P1" draw:layer="layout" svg:width="8.672cm" svg:height="0.963cm" svg:x="1.666cm" svg:y="8.271cm">
          <draw:text-box>
            <text:p>sdramCntl_inst_sd_intf_bs[0]</text:p>
          </draw:text-box>
        </draw:frame>
        <draw:frame draw:style-name="gr8" draw:text-style-name="P1" draw:layer="layout" svg:width="8.672cm" svg:height="0.963cm" svg:x="1.666cm" svg:y="9.071cm">
          <draw:text-box>
            <text:p>sdramCntl_inst_sd_intf_bs[0]</text:p>
          </draw:text-box>
        </draw:frame>
        <draw:line draw:style-name="gr6" draw:text-style-name="P5" draw:layer="layout" svg:x1="12.7cm" svg:y1="8.8cm" svg:x2="10.2cm" svg:y2="8.8cm">
          <text:p/>
        </draw:line>
        <draw:line draw:style-name="gr6" draw:text-style-name="P5" draw:layer="layout" svg:x1="12.7cm" svg:y1="9.6cm" svg:x2="10.2cm" svg:y2="9.6cm">
          <text:p/>
        </draw:line>
        <draw:frame draw:style-name="gr8" draw:text-style-name="P1" draw:layer="layout" svg:width="8.88cm" svg:height="0.963cm" svg:x="1.262cm" svg:y="10.171cm">
          <draw:text-box>
            <text:p>sdramCntl_inst_sd_intf_dqmh</text:p>
          </draw:text-box>
        </draw:frame>
        <draw:line draw:style-name="gr6" draw:text-style-name="P5" draw:layer="layout" svg:x1="12.7cm" svg:y1="10.6cm" svg:x2="10.2cm" svg:y2="10.6cm">
          <text:p/>
        </draw:line>
        <draw:frame draw:style-name="gr8" draw:text-style-name="P1" draw:layer="layout" svg:width="9.269cm" svg:height="0.963cm" svg:x="1.068cm" svg:y="11.271cm">
          <draw:text-box>
            <text:p>sdramCntl_inst_sd_intf_addr[0]</text:p>
          </draw:text-box>
        </draw:frame>
        <draw:frame draw:style-name="gr10" draw:text-style-name="P1" draw:layer="layout" svg:width="10.2cm" svg:height="1.673cm" svg:x="0.7cm" svg:y="12.234cm">
          <draw:text-box>
            <text:p>sdramCntl_inst_sd_intf_addr[12]</text:p>
          </draw:text-box>
        </draw:frame>
        <draw:line draw:style-name="gr6" draw:text-style-name="P5" draw:layer="layout" svg:x1="12.7cm" svg:y1="11.8cm" svg:x2="10.2cm" svg:y2="11.8cm">
          <text:p/>
        </draw:line>
        <draw:line draw:style-name="gr6" draw:text-style-name="P5" draw:layer="layout" svg:x1="12.7cm" svg:y1="12.6cm" svg:x2="10.2cm" svg:y2="12.6cm">
          <text:p/>
        </draw:line>
        <draw:frame draw:style-name="gr11" draw:text-style-name="P1" draw:layer="layout" svg:width="9.058cm" svg:height="1cm" svg:x="0.673cm" svg:y="14.2cm">
          <draw:text-box>
            <text:p>sdramCntl_inst_sd_intf_dq[15]</text:p>
          </draw:text-box>
        </draw:frame>
        <draw:frame draw:style-name="gr8" draw:text-style-name="P1" draw:layer="layout" svg:width="9.058cm" svg:height="0.963cm" svg:x="0.673cm" svg:y="13.271cm">
          <draw:text-box>
            <text:p>sdramCntl_inst_sd_intf_dq[0]</text:p>
          </draw:text-box>
        </draw:frame>
        <draw:line draw:style-name="gr6" draw:text-style-name="P5" draw:layer="layout" svg:x1="12.7cm" svg:y1="14.7cm" svg:x2="10.2cm" svg:y2="14.7cm">
          <text:p/>
        </draw:line>
        <draw:line draw:style-name="gr6" draw:text-style-name="P5" draw:layer="layout" svg:x1="12.7cm" svg:y1="13.8cm" svg:x2="10.2cm" svg:y2="13.8cm">
          <text:p/>
        </draw:line>
        <draw:frame draw:style-name="gr8" draw:text-style-name="P1" draw:layer="layout" svg:width="9.058cm" svg:height="0.963cm" svg:x="17.973cm" svg:y="9.571cm">
          <draw:text-box>
            <text:p>sdramCntl_inst_sd_intf_dq[15]</text:p>
          </draw:text-box>
        </draw:frame>
        <draw:frame draw:style-name="gr8" draw:text-style-name="P1" draw:layer="layout" svg:width="9.058cm" svg:height="0.963cm" svg:x="17.973cm" svg:y="8.271cm">
          <draw:text-box>
            <text:p>sdramCntl_inst_sd_intf_dq[15]</text:p>
          </draw:text-box>
        </draw:frame>
        <draw:line draw:style-name="gr6" draw:text-style-name="P5" draw:layer="layout" svg:x1="17.6cm" svg:y1="8.8cm" svg:x2="15.1cm" svg:y2="8.8cm">
          <text:p/>
        </draw:line>
        <draw:line draw:style-name="gr6" draw:text-style-name="P5" draw:layer="layout" svg:x1="17.6cm" svg:y1="10.2cm" svg:x2="15.1cm" svg:y2="10.2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2:38:29.417709340</meta:creation-date>
    <dc:date>2018-08-06T13:22:53.903325454</dc:date>
    <meta:editing-duration>PT12M26S</meta:editing-duration>
    <meta:editing-cycles>3</meta:editing-cycles>
    <meta:generator>LibreOffice/5.2.7.2$Linux_ARM_EABI LibreOffice_project/20m0$Build-2</meta:generator>
    <meta:document-statistic meta:object-count="84"/>
  </office:meta>
</office:document-meta>
</file>